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ES"/>
    </style:style>
    <style:style style:name="P2" style:family="paragraph" style:parent-style-name="Standard" style:list-style-name="L1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fo:language="es" fo:country="ES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es" fo:country="ES" style:font-size-asian="12pt" style:font-name-complex="Times New Roman1" style:font-size-complex="12pt"/>
    </style:style>
    <style:style style:name="T4" style:family="text">
      <style:text-properties style:font-name="Times New Roman" fo:font-size="12pt" fo:language="es" fo:country="ES" style:font-size-asian="12pt" style:font-name-complex="Times New Roman1" style:font-size-complex="12pt"/>
    </style:style>
    <style:style style:name="T5" style:family="text">
      <style:text-properties style:font-name="Times New Roman" fo:font-size="12pt" fo:language="es" fo:country="ES" style:font-name-asian="Times New Roman" style:font-size-asian="12pt" style:language-asian="es" style:country-asian="ES" style:font-name-complex="Times New Roman" style:font-size-complex="12pt"/>
    </style:style>
    <style:style style:name="T6" style:family="text">
      <style:text-properties style:font-name="Times New Roman" fo:font-size="12pt" fo:language="es" fo:country="ES" style:font-name-asian="Times New Roman" style:font-size-asian="12pt" style:language-asian="es" style:country-asian="ES" style:font-name-complex="Times New Roman1" style:font-size-complex="12pt"/>
    </style:style>
    <style:style style:name="T7" style:family="text">
      <style:text-properties style:font-name="Times New Roman" fo:font-size="12pt" style:font-name-asian="Times New Roman" style:font-size-asian="12pt" style:language-asian="es" style:country-asian="ES" style:font-name-complex="Times New Roman" style:font-size-complex="12pt"/>
    </style:style>
    <style:style style:name="T8" style:family="text">
      <style:text-properties fo:language="es" fo:country="E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list xml:id="list608728645" text:style-name="L1">
        <text:list-item>
          <text:p text:style-name="P2"><text:span text:style-name="T3">Pide los datos (base y altura) de dos triángulos y determina cuál de ellos tiene mayor área (llámalos primero y segundo).</text:span></text:p>
          <text:p text:style-name="P2"><text:span text:style-name="T3"/></text:p>
        </text:list-item>
        <text:list-item>
          <text:p text:style-name="P2"><text:span text:style-name="T3">A un trabajador le pagan según sus horas trabajadas y la tarifa está a un valor por hora. Si la cantidad de horas trabajadas es mayor a 40 horas, la tarifa por hora se incrementa en un 50% para las horas extras. Calcular el salario del trabajador dadas las horas trabajadas y la tarifa.</text:span></text:p>
          <text:p text:style-name="P2"><text:span text:style-name="T3"/></text:p>
        </text:list-item>
        <text:list-item>
          <text:p text:style-name="P2"><text:span text:style-name="T3">Dadas dos variables numéricas A y B, que el usuario debe teclear, se pide realizar un algoritmo que intercambie los valores de ambas variables y muestre cuánto valen al final las dos variables</text:span></text:p>
        </text:list-item>
      </text:list>
      <text:p text:style-name="P3"><text:span text:style-name="T3"/></text:p>
      <text:list xml:id="list161338047062186" text:continue-numbering="true" text:style-name="L1">
        <text:list-item>
          <text:p text:style-name="P2"><text:span text:style-name="T3">Algoritmo que lea tres números distintos y nos diga cuál de ellos es el mayor</text:span></text:p>
          <text:p text:style-name="P2"><text:span text:style-name="T3"/></text:p>
        </text:list-item>
        <text:list-item>
          <text:p text:style-name="P2"><text:span text:style-name="T3">Diseña un algoritmo que pida por teclado tres números; si el primero es negativo, debe imprimir el producto de los tres y si no lo es, imprimirá la suma.</text:span></text:p>
          <text:p text:style-name="P2"><text:span text:style-name="T3"/></text:p>
        </text:list-item>
        <text:list-item>
          <text:p text:style-name="P2"><text:span text:style-name="T3">Realiza un algoritmo que lea un número por teclado. En caso de que ese número sea 0 o menor que 0, se saldrá del programa imprimiendo antes un mensaje de error. Si es mayor que 0, se deberá calcular su cuadrado y la raíz cuadrada del mismo, visualizando el número que ha tecleado el usuario y su resultado (“Del número X, su potencia es X y su raíz X”).</text:span></text:p>
          <text:p text:style-name="P2"><text:span text:style-name="T3"/></text:p>
        </text:list-item>
        <text:list-item>
          <text:p text:style-name="P2"><text:span text:style-name="T3">Un colegio desea saber qué porcentaje de niños y qué porcentaje de niñas hay en el curso actual. Diseñar un algoritmo para este propósito. </text:span><text:span text:style-name="T3">Puedes pedir los datos que creas necesarios para realizar este cálculo.</text:span></text:p>
          <text:p text:style-name="P2"><text:span text:style-name="T3"/></text:p>
        </text:list-item>
        <text:list-item>
          <text:p text:style-name="P2"><text:span text:style-name="T3">Una tienda ofrece un descuento del 15% sobre el total de la compra durante el mes de octubre. Dado un mes y un importe, calcular cuál es la cantidad que se debe cobrar al cliente.</text:span></text:p>
          <text:p text:style-name="P2"><text:span text:style-name="T3"/></text:p>
        </text:list-item>
        <text:list-item>
          <text:p text:style-name="P2"><text:span text:style-name="T3">Desarrollar un algoritmo que nos calcule el cuadrado de los 9 primeros números naturales</text:span></text:p>
          <text:p text:style-name="P2"><text:span text:style-name="T6"/></text:p>
        </text:list-item>
        <text:list-item>
          <text:p text:style-name="P2"><text:span text:style-name="T5">Se ha establecido un programa para estimular a los alumnos, el cual consiste en lo siguiente: si el promedio global obtenido por un alumno en el último periodo es mayor o igual que 4, se le hará un descuento del 30% sobre la matrícula y no se le cobrará IVA; si el promedio obtenido es menor que 4 deberá pagar la matrícula completa, la cual debe incluir el 10% de IVA. Hacer un algoritmo que calcule el valor a pagar si se conocen las notas finales de las 6 materias que cursaron.</text:span></text:p>
          <text:p text:style-name="P2"><text:span text:style-name="T5"/></text:p>
        </text:list-item>
        <text:list-item>
          <text:p text:style-name="P2"><text:span text:style-name="T8">Los empleados de una fabrica trabajan en dos turnos, Diurno y Nocturno. Se desea calcular el jornal diario de acuerdo a con las siguientes reglas:</text:span></text:p>
        </text:list-item>
      </text:list>
      <text:p text:style-name="P4"><text:tab/><text:tab/>La tarifa de las horas diurnas es de 10 €</text:p>
      <text:p text:style-name="P4"><text:tab/><text:tab/>La tarifa de las horas nocturnas es de 13,5 €</text:p>
      <text:p text:style-name="P4"><text:tab/><text:tab/>En caso de ser festivo, la tarifa se incrementa en un 10% en caso de turno diurno y en un 15% para el nocturno.</text:p>
      <text:p text:style-name="P4"><text:tab/><text:tab/>Escribe una función en pseudocódigo llamada jornal(…) que tome como parámetros el nº de horas, el turno y el tipo de día (“Festivo”, “Laborable”) y nos devuelva el sueldo a cobrar. <text:tab/><text:tab/>Escribe también un algoritmo principal que pida el nombre del trabajador, el día de la semana, turno y nº de horas trabajadas, nos escriba el sueldo a cobrar usando la función anterior.</text:p>
      <text:p text:style-name="P4"><text:soft-page-break/><text:tab/>Ten en cuenta, que en la función nos pide el tipo de día <text:s/>pero en el algoritmo le pedimos al día <text:s/>es decir, que debemos saber si el dia que introduce el usuario es festivo o no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>
      <style:paragraph-properties fo:hyphenation-ladder-count="no-limit"/>
      <style:text-properties fo:hyphenate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5:33:17.849957698</meta:creation-date>
    <dc:date>2019-09-19T16:13:36.757487163</dc:date>
    <meta:editing-duration>PT40M1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6" meta:word-count="577" meta:character-count="3061" meta:non-whitespace-character-count="2498"/>
  </office:meta>
</office:document-meta>
</file>